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008040" draw:marker-start-width="0.321cm" draw:marker-end-width="0.321cm" draw:fill="none" loext:fill-use-slide-background="false" draw:textarea-horizontal-align="justify" draw:textarea-vertical-align="middle" draw:auto-grow-height="false" fo:min-height="0.42cm" fo:min-width="4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583cm" svg:height="0.75cm" svg:x="11.167cm" svg:y="14.9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3:02.124474994</dc:date>
    <meta:editing-duration>PT7M2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